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0" style:family="table-cell" style:parent-style-name="Default" style:data-style-name="N0">
      <style:text-properties style:font-name="Calibri5" fo:font-size="11pt" style:font-size-asian="11pt" style:font-size-complex="11pt"/>
    </style:style>
    <style:style style:name="ce221"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22"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23"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2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5" style:family="table-cell" style:parent-style-name="Excel_20_Built-in_20_Normal" style:data-style-name="N5000">
      <style:table-cell-properties fo:background-color="#ff0000" style:vertical-align="automatic"/>
      <style:text-properties style:font-name="Calibri5" fo:font-size="11pt" style:font-name-asian="Calibri" style:font-size-asian="11pt" style:font-name-complex="Calibri" style:font-size-complex="11pt"/>
    </style:style>
    <style:style style:name="ce22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7"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29"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1"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4"/><text:s text:c="4"/></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31"/><text:s text:c="21"/></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text:s text:c="33"/>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text:span><text:span text:style-name="T2">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text:span><text:span text:style-name="T2">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s.</text:span></text:p>
            <text:p>4. Enter Agents name in text field</text:p>
            <text:p><text:span text:style-name="T2">5. Click on Agent link and Edit agent </text:span><text:span text:style-name="T2">details and Edit 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text:span></text:p>
            <text:p><text:span text:style-name="T2">4. Enter Agents name in text field</text:span></text:p>
            <text:p><text:span text:style-name="T2">5. Click on Agent link and Edit agent </text:span><text:span text:style-name="T2">details and Edit 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text:span><text:span text:style-name="T2">menu.</text:span></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text:span><text:span text:style-name="T2">details and Edit 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23"/>
        <table:table-column table:style-name="co159" table:default-cell-style-name="ce223"/>
        <table:table-column table:style-name="co160" table:default-cell-style-name="ce224"/>
        <table:table-column table:style-name="co161" table:default-cell-style-name="ce223"/>
        <table:table-column table:style-name="co162" table:default-cell-style-name="ce223"/>
        <table:table-column table:style-name="co106" table:default-cell-style-name="ce223"/>
        <table:table-column table:style-name="co163" table:default-cell-style-name="ce223"/>
        <table:table-column table:style-name="co164" table:default-cell-style-name="ce224"/>
        <table:table-column table:style-name="co165" table:default-cell-style-name="ce223"/>
        <table:table-column table:style-name="co36" table:default-cell-style-name="ce223"/>
        <table:table-column table:style-name="co166" table:default-cell-style-name="ce223"/>
        <table:table-column table:style-name="co167" table:default-cell-style-name="ce223"/>
        <table:table-column table:style-name="co168" table:default-cell-style-name="ce223"/>
        <table:table-column table:style-name="co169" table:default-cell-style-name="ce223"/>
        <table:table-column table:style-name="co170" table:default-cell-style-name="ce223"/>
        <table:table-column table:style-name="co1" table:number-columns-repeated="1005" table:default-cell-style-name="ce223"/>
        <table:table-column table:style-name="co1" table:number-columns-repeated="4" table:default-cell-style-name="ce231"/>
        <table:table-row table:style-name="ro86">
          <table:table-cell table:style-name="ce219" office:value-type="string">
            <text:p>TEST CASE ID</text:p>
          </table:table-cell>
          <table:table-cell table:style-name="ce219" office:value-type="string">
            <text:p>PRIORITY</text:p>
          </table:table-cell>
          <table:table-cell table:style-name="ce219" office:value-type="string">
            <text:p>TITLE</text:p>
          </table:table-cell>
          <table:table-cell table:style-name="ce219" office:value-type="string">
            <text:p>SET UP</text:p>
          </table:table-cell>
          <table:table-cell table:style-name="ce219" office:value-type="string">
            <text:p>STEPS</text:p>
          </table:table-cell>
          <table:table-cell table:style-name="ce219" office:value-type="string">
            <text:p>TEST DATA</text:p>
          </table:table-cell>
          <table:table-cell table:style-name="ce219" office:value-type="string">
            <text:p>EXPECTED RESULTS</text:p>
          </table:table-cell>
          <table:table-cell table:style-name="ce219" office:value-type="string">
            <text:p>ACTUAL RESULT</text:p>
          </table:table-cell>
          <table:table-cell table:style-name="ce219" office:value-type="string">
            <text:p>RESULT</text:p>
          </table:table-cell>
          <table:table-cell table:style-name="ce219" office:value-type="string">
            <text:p>AUTOMATED</text:p>
          </table:table-cell>
          <table:table-cell table:style-name="ce219" office:value-type="string">
            <text:p>TICKET ID</text:p>
          </table:table-cell>
          <table:table-cell table:style-name="ce219" office:value-type="string">
            <text:p>COMMENT</text:p>
          </table:table-cell>
          <table:table-cell table:style-name="ce219" office:value-type="string">
            <text:p>DATE : <text:s/>May 2, 2012</text:p>
            <text:p>REVISION: 3955</text:p>
            <text:p>BROWSER: Internet Explorer</text:p>
          </table:table-cell>
          <table:table-cell table:style-name="ce219" office:value-type="string">
            <text:p>DATE : <text:s/>May 2, 2012</text:p>
            <text:p>REVISION: 3955</text:p>
            <text:p>BROWSER: Firefox</text:p>
          </table:table-cell>
          <table:table-cell table:style-name="ce219" office:value-type="string">
            <text:p>DATE : <text:s/>May 2, 2012</text:p>
            <text:p>REVISION: 3955</text:p>
            <text:p>BROWSER: Chrome</text:p>
          </table:table-cell>
          <table:table-cell table:style-name="ce230" table:number-columns-repeated="1003"/>
          <table:table-cell table:style-name="ce221" table:number-columns-repeated="2"/>
          <table:table-cell table:number-columns-repeated="4"/>
        </table:table-row>
        <table:table-row table:style-name="ro27">
          <table:table-cell table:style-name="ce220" office:value-type="string">
            <text:p>SAQ0001_AddQuestionnaire</text:p>
          </table:table-cell>
          <table:table-cell office:value-type="string">
            <text:p>L1</text:p>
          </table:table-cell>
          <table:table-cell table:style-name="ce221" office:value-type="string">
            <text:p>Add New Questionnaire</text:p>
          </table:table-cell>
          <table:table-cell table:style-name="ce220"/>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28"/>
          <table:table-cell table:style-name="ce228"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0" table:number-columns-repeated="1006"/>
          <table:table-cell table:number-columns-repeated="4"/>
        </table:table-row>
        <table:table-row table:style-name="ro38">
          <table:table-cell table:style-name="ce220" office:value-type="string">
            <text:p>SQ0002_AddQuestionnaireName</text:p>
          </table:table-cell>
          <table:table-cell office:value-type="string">
            <text:p>L1</text:p>
          </table:table-cell>
          <table:table-cell table:style-name="ce221" office:value-type="string">
            <text:p>Add New Questionnaire Name</text:p>
          </table:table-cell>
          <table:table-cell table:style-name="ce220"/>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28"/>
          <table:table-cell table:style-name="ce228" office:value-type="string">
            <text:p>Verify <text:s/>that name of Questionnaire should be updated.</text:p>
          </table:table-cell>
          <table:table-cell office:value-type="string">
            <text:p>“This is Questionnaire”</text:p>
          </table:table-cell>
          <table:table-cell/>
          <table:table-cell office:value-type="string">
            <text:p>YES</text:p>
          </table:table-cell>
          <table:table-cell table:number-columns-repeated="4"/>
          <table:table-cell table:style-name="ce220" table:number-columns-repeated="1006"/>
          <table:table-cell table:number-columns-repeated="4"/>
        </table:table-row>
        <table:table-row table:style-name="ro48">
          <table:table-cell table:style-name="ce221" office:value-type="string">
            <text:p>SQ0003_AddQuestionnaireRFIAsThisPlan</text:p>
          </table:table-cell>
          <table:table-cell office:value-type="string">
            <text:p>L1</text:p>
          </table:table-cell>
          <table:table-cell table:style-name="ce221" office:value-type="string">
            <text:p>Add New Questionnaire RFI for this plan</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28"/>
          <table:table-cell table:style-name="ce228" office:value-type="string">
            <text:p>Verify that RFI should be added for 'This plan'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4_AddQuestionnaireRFIAsAgent</text:p>
          </table:table-cell>
          <table:table-cell office:value-type="string">
            <text:p>L1</text:p>
          </table:table-cell>
          <table:table-cell table:style-name="ce221" office:value-type="string">
            <text:p>Add New Questionnaire RFI for Ag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28"/>
          <table:table-cell table:style-name="ce228" office:value-type="string">
            <text:p>Verify that RFI should be added for 'Agent'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5_AddQuestionnaireRFIAsEvent</text:p>
          </table:table-cell>
          <table:table-cell office:value-type="string">
            <text:p>L1</text:p>
          </table:table-cell>
          <table:table-cell table:style-name="ce221" office:value-type="string">
            <text:p>Add New Questionnaire RFI for Ev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28"/>
          <table:table-cell table:style-name="ce228" office:value-type="string">
            <text:p>Verify that RFI should be added for 'Event'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6_AddQuestionnaireRFIAsInformationFlow</text:p>
          </table:table-cell>
          <table:table-cell office:value-type="string">
            <text:p>L1</text:p>
          </table:table-cell>
          <table:table-cell table:style-name="ce221" office:value-type="string">
            <text:p>Add New Questionnaire RFI for Information Flow</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28"/>
          <table:table-cell table:style-name="ce228" office:value-type="string">
            <text:p>Verify that RFI should be added for 'Information Flows'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7_AddQuestionnaireRFIAsOrganization</text:p>
          </table:table-cell>
          <table:table-cell office:value-type="string">
            <text:p>L1</text:p>
          </table:table-cell>
          <table:table-cell table:style-name="ce221" office:value-type="string">
            <text:p>Add New Questionnaire RFI for Organization</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28"/>
          <table:table-cell table:style-name="ce228" office:value-type="string">
            <text:p>Verify that RFI should be added for 'Organization'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8_AddQuestionnaireRFIAsPhaseOfEvents</text:p>
          </table:table-cell>
          <table:table-cell office:value-type="string">
            <text:p>L1</text:p>
          </table:table-cell>
          <table:table-cell table:style-name="ce221" office:value-type="string">
            <text:p>Add New Questionnaire RFI for Phase as Event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28"/>
          <table:table-cell table:style-name="ce228" office:value-type="string">
            <text:p>Verify that RFI should be added for 'Phase of event'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9_AddQuestionnaireRFIAsPlaces</text:p>
          </table:table-cell>
          <table:table-cell office:value-type="string">
            <text:p>L1</text:p>
          </table:table-cell>
          <table:table-cell table:style-name="ce221" office:value-type="string">
            <text:p>Add New Questionnaire RFI for Place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28"/>
          <table:table-cell table:style-name="ce228" office:value-type="string">
            <text:p>Verify that RFI should be added for 'places'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2" office:value-type="string">
            <text:p>SQ00010_AddQuestionnaireRFIAsPlanSegment</text:p>
          </table:table-cell>
          <table:table-cell office:value-type="string">
            <text:p>L1</text:p>
          </table:table-cell>
          <table:table-cell table:style-name="ce221" office:value-type="string">
            <text:p>Add New Questionnaire RFI for Plan Segm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28"/>
          <table:table-cell table:style-name="ce228" office:value-type="string">
            <text:p>Verify that RFI should be added for 'Plan Segment'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1_AddQuestionnaireRFIAsRole</text:p>
          </table:table-cell>
          <table:table-cell table:style-name="ce225" office:value-type="string">
            <text:p>L1</text:p>
          </table:table-cell>
          <table:table-cell table:style-name="ce221" office:value-type="string">
            <text:p>Add New Questionnaire RFI for Role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28"/>
          <table:table-cell table:style-name="ce228" office:value-type="string">
            <text:p>Verify that RFI should be added for 'Role'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2_AddQuestionnaireRFIAsSharingRequirements</text:p>
          </table:table-cell>
          <table:table-cell office:value-type="string">
            <text:p>L1</text:p>
          </table:table-cell>
          <table:table-cell table:style-name="ce221" office:value-type="string">
            <text:p>Add New Questionnaire RFI for this Sharing requirement 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28"/>
          <table:table-cell table:style-name="ce228" office:value-type="string">
            <text:p>Verify that RFI should be added for 'Sharing requirements'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3_AddQuestionnaireRFIAsTasks</text:p>
          </table:table-cell>
          <table:table-cell office:value-type="string">
            <text:p>L2</text:p>
          </table:table-cell>
          <table:table-cell table:style-name="ce221" office:value-type="string">
            <text:p>Add New Questionnaire RFI for Task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28"/>
          <table:table-cell table:style-name="ce228" office:value-type="string">
            <text:p>Verify that RFI should be added for 'Task'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4_AddQuestionnaireRFIAsTransmissionMedia</text:p>
          </table:table-cell>
          <table:table-cell table:style-name="ce224" office:value-type="string">
            <text:p>L1</text:p>
          </table:table-cell>
          <table:table-cell table:style-name="ce221" office:value-type="string">
            <text:p>Add New Questionnaire RFI for Transmission Media</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28"/>
          <table:table-cell table:style-name="ce228" office:value-type="string">
            <text:p>Verify that RFI should be added for 'Transmission media' and should be displayed under 'About'</text:p>
          </table:table-cell>
          <table:table-cell table:number-columns-repeated="5"/>
          <table:table-cell table:style-name="ce220" table:number-columns-repeated="1008"/>
          <table:table-cell table:number-columns-repeated="4"/>
        </table:table-row>
        <table:table-row table:style-name="ro78">
          <table:table-cell table:style-name="ce221" office:value-type="string">
            <text:p>SQ00015_ActivateQuestionnaire</text:p>
          </table:table-cell>
          <table:table-cell/>
          <table:table-cell table:style-name="ce226" office:value-type="string">
            <text:p>Activa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28"/>
          <table:table-cell table:style-name="ce221" office:value-type="string">
            <text:p>Verify that questionnaire can be activated and its status should be 'ACTIVE”</text:p>
          </table:table-cell>
          <table:table-cell table:number-columns-repeated="7"/>
          <table:table-cell table:style-name="ce220" table:number-columns-repeated="1006"/>
          <table:table-cell table:number-columns-repeated="4"/>
        </table:table-row>
        <table:table-row table:style-name="ro81">
          <table:table-cell table:style-name="ce221" office:value-type="string">
            <text:p>SQ00016_DeactivateQuestionnaire</text:p>
          </table:table-cell>
          <table:table-cell/>
          <table:table-cell table:style-name="ce226" office:value-type="string">
            <text:p>Deactiva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28"/>
          <table:table-cell table:style-name="ce221" office:value-type="string">
            <text:p>Verify that Questionnaire should be deactivated and its status should be 'INACTIVE'</text:p>
          </table:table-cell>
          <table:table-cell table:number-columns-repeated="1017"/>
        </table:table-row>
        <table:table-row table:style-name="ro78">
          <table:table-cell table:style-name="ce221" office:value-type="string">
            <text:p>SQ00017_DeleteQuestioonaire</text:p>
          </table:table-cell>
          <table:table-cell table:style-name="ce220"/>
          <table:table-cell table:style-name="ce226" office:value-type="string">
            <text:p>Dele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28"/>
          <table:table-cell table:style-name="ce221" office:value-type="string">
            <text:p>Verify that Questionnaire should be deleted and it should display 'No Record Found' in Questionnaires</text:p>
          </table:table-cell>
          <table:table-cell table:number-columns-repeated="1017"/>
        </table:table-row>
        <table:table-row table:style-name="ro78">
          <table:table-cell table:style-name="ce221" office:value-type="string">
            <text:p>SQ00018_AddQuestion</text:p>
          </table:table-cell>
          <table:table-cell table:style-name="ce220"/>
          <table:table-cell table:style-name="ce226" office:value-type="string">
            <text:p>Add New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28"/>
          <table:table-cell table:style-name="ce221" office:value-type="string">
            <text:p>Verify that Question can be added in questionnaire with “(Inactive) --TBD--” details</text:p>
          </table:table-cell>
          <table:table-cell table:number-columns-repeated="1017"/>
        </table:table-row>
        <table:table-row table:style-name="ro81">
          <table:table-cell table:style-name="ce221" office:value-type="string">
            <text:p>SQ00019_AddQuestioName</text:p>
          </table:table-cell>
          <table:table-cell table:style-name="ce220"/>
          <table:table-cell table:style-name="ce226" office:value-type="string">
            <text:p>Add New Question nam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28"/>
          <table:table-cell table:style-name="ce221"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1" office:value-type="string">
            <text:p>SQ00020_ActivateQuestion</text:p>
          </table:table-cell>
          <table:table-cell/>
          <table:table-cell table:style-name="ce226" office:value-type="string">
            <text:p>Activa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28"/>
          <table:table-cell table:style-name="ce221"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1" office:value-type="string">
            <text:p>SQ00021_DeactivateQuestion</text:p>
          </table:table-cell>
          <table:table-cell/>
          <table:table-cell table:style-name="ce226" office:value-type="string">
            <text:p>Deactiva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28"/>
          <table:table-cell table:style-name="ce221"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1" office:value-type="string">
            <text:p>SQ00022_DeleteQuestion</text:p>
          </table:table-cell>
          <table:table-cell/>
          <table:table-cell table:style-name="ce226" office:value-type="string">
            <text:p>Dele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28"/>
          <table:table-cell table:style-name="ce221"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1" office:value-type="string">
            <text:p>SQ00023_SelectQuestionAnswerAsStatement</text:p>
          </table:table-cell>
          <table:table-cell/>
          <table:table-cell table:style-name="ce226" office:value-type="string">
            <text:p>Answer as Statement</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28"/>
          <table:table-cell table:style-name="ce221"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1" office:value-type="string">
            <text:p>SQ00024_SelectQuestionAnswerAsDocument</text:p>
          </table:table-cell>
          <table:table-cell/>
          <table:table-cell table:style-name="ce226" office:value-type="string">
            <text:p>Answer as Document</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28"/>
          <table:table-cell table:style-name="ce221"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1" office:value-type="string">
            <text:p>SQ00025_SelectQuestionAnswerAsEssay</text:p>
          </table:table-cell>
          <table:table-cell/>
          <table:table-cell table:style-name="ce226" office:value-type="string">
            <text:p>Answer as Essay</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28"/>
          <table:table-cell table:style-name="ce221"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1" office:value-type="string">
            <text:p>SQ00026_SelectQuestionAnswerAsChoice</text:p>
          </table:table-cell>
          <table:table-cell/>
          <table:table-cell table:style-name="ce226" office:value-type="string">
            <text:p>Answer as Choic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28"/>
          <table:table-cell table:style-name="ce221"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0" office:value-type="string">
            <text:p>SQ00027_ChoiceDetails</text:p>
          </table:table-cell>
          <table:table-cell/>
          <table:table-cell table:style-name="ce226" office:value-type="string">
            <text:p>Answer as Choice and enter details</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28"/>
          <table:table-cell table:style-name="ce221"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26" office:value-type="string">
            <text:p>Answer as Choice and enter 2 options</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28"/>
          <table:table-cell table:style-name="ce221"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28"/>
          <table:table-cell table:style-name="ce221"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24" office:value-type="string">
            <text:p>SQ00030_SelectQuestionAnswerAsYesOrNo</text:p>
          </table:table-cell>
          <table:table-cell/>
          <table:table-cell office:value-type="string">
            <text:p>Answer as 'Yes or No'</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28"/>
          <table:table-cell table:style-name="ce221"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24" office:value-type="string">
            <text:p>SQ00031_SelectQuestionAnswerAsShortText</text:p>
          </table:table-cell>
          <table:table-cell/>
          <table:table-cell office:value-type="string">
            <text:p>Answer as 'Short text'</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28"/>
          <table:table-cell table:style-name="ce221"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24" office:value-type="string">
            <text:p>SQ00032_CreateSurveyForThisPlan</text:p>
          </table:table-cell>
          <table:table-cell/>
          <table:table-cell office:value-type="string">
            <text:p>Survey for Pla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34"/><text:s text:c="46"/>11.Click on Close. <text:s text:c="65"/><text:s text:c="25"/>12.Click on 'Sign out' user.</text:p>
          </table:table-cell>
          <table:table-cell table:style-name="ce228"/>
          <table:table-cell table:style-name="ce224" office:value-type="string">
            <text:p>1. Verify that survey is launched</text:p>
            <text:p>2. Verify that survey can be created for this plan</text:p>
          </table:table-cell>
          <table:table-cell table:number-columns-repeated="1017"/>
        </table:table-row>
        <table:table-row table:style-name="ro81">
          <table:table-cell table:style-name="ce224" office:value-type="string">
            <text:p>SQ00033_RetireThisSurvey</text:p>
          </table:table-cell>
          <table:table-cell/>
          <table:table-cell office:value-type="string">
            <text:p>Retire this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7"/><text:s text:c="44"/>12.Click on Close. <text:s text:c="76"/><text:s text:c="9"/>13.Click on 'Sign out' user.</text:p>
          </table:table-cell>
          <table:table-cell table:style-name="ce228"/>
          <table:table-cell table:style-name="ce224" office:value-type="string">
            <text:p>Verify that survey can be retired and its status changes to closed</text:p>
          </table:table-cell>
          <table:table-cell table:number-columns-repeated="1017"/>
        </table:table-row>
        <table:table-row table:style-name="ro48">
          <table:table-cell table:style-name="ce224" office:value-type="string">
            <text:p>SQ00034_ActivateSurvey</text:p>
          </table:table-cell>
          <table:table-cell/>
          <table:table-cell office:value-type="string">
            <text:p>Activate this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28"/>
          <table:table-cell table:style-name="ce224" office:value-type="string">
            <text:p>Verify that survey can be Activated and its status is 'Ongoing'</text:p>
          </table:table-cell>
          <table:table-cell table:number-columns-repeated="1017"/>
        </table:table-row>
        <table:table-row table:style-name="ro48">
          <table:table-cell table:style-name="ce224" office:value-type="string">
            <text:p>SQ00035_CreateSurveyForTask</text:p>
          </table:table-cell>
          <table:table-cell/>
          <table:table-cell office:value-type="string">
            <text:p>Survey for task</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28"/>
          <table:table-cell table:style-name="ce224" office:value-type="string">
            <text:p>1.Verify that survey is launched</text:p>
            <text:p>2.Verify that survey can be created for task</text:p>
          </table:table-cell>
          <table:table-cell table:number-columns-repeated="1017"/>
        </table:table-row>
        <table:table-row table:style-name="ro81">
          <table:table-cell table:style-name="ce224" office:value-type="string">
            <text:p>SQ00036_CreateSurveyForAgent</text:p>
          </table:table-cell>
          <table:table-cell/>
          <table:table-cell office:value-type="string">
            <text:p>Survey for Ag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28"/>
          <table:table-cell table:style-name="ce224" office:value-type="string">
            <text:p>1.Verify that survey is launched</text:p>
            <text:p>2.Verify that survey can be created for Agent</text:p>
          </table:table-cell>
          <table:table-cell table:number-columns-repeated="1017"/>
        </table:table-row>
        <table:table-row table:style-name="ro81">
          <table:table-cell table:style-name="ce224" office:value-type="string">
            <text:p>SQ00037_CreateSurveyForRole</text:p>
          </table:table-cell>
          <table:table-cell/>
          <table:table-cell office:value-type="string">
            <text:p>Survey for Role</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28"/>
          <table:table-cell table:style-name="ce224" office:value-type="string">
            <text:p>1.Verify that survey is launched</text:p>
            <text:p>2.Verify that survey can be created for Role</text:p>
          </table:table-cell>
          <table:table-cell table:number-columns-repeated="1017"/>
        </table:table-row>
        <table:table-row table:style-name="ro44">
          <table:table-cell table:style-name="ce224" office:value-type="string">
            <text:p>SQ00038_CreateSurveyForEvent</text:p>
          </table:table-cell>
          <table:table-cell/>
          <table:table-cell office:value-type="string">
            <text:p>Survey for Ev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Event</text:p>
          </table:table-cell>
          <table:table-cell table:number-columns-repeated="1017"/>
        </table:table-row>
        <table:table-row table:style-name="ro44">
          <table:table-cell table:style-name="ce224" office:value-type="string">
            <text:p>SQ00039_CreateSurveyForPlaces</text:p>
          </table:table-cell>
          <table:table-cell/>
          <table:table-cell office:value-type="string">
            <text:p>Survey for Place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Places</text:p>
          </table:table-cell>
          <table:table-cell table:number-columns-repeated="1017"/>
        </table:table-row>
        <table:table-row table:style-name="ro44">
          <table:table-cell table:style-name="ce224" office:value-type="string">
            <text:p>SQ00040_CreateSurveyForOrganization</text:p>
          </table:table-cell>
          <table:table-cell/>
          <table:table-cell office:value-type="string">
            <text:p>Survey for Organizatio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Organization</text:p>
          </table:table-cell>
          <table:table-cell table:number-columns-repeated="1017"/>
        </table:table-row>
        <table:table-row table:style-name="ro81">
          <table:table-cell table:style-name="ce224" office:value-type="string">
            <text:p>SQ00041_CreateSurveyForInformationFlows</text:p>
          </table:table-cell>
          <table:table-cell/>
          <table:table-cell office:value-type="string">
            <text:p>Survey for Information Flow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28"/>
          <table:table-cell table:style-name="ce224" office:value-type="string">
            <text:p>1.Verify that survey is launched</text:p>
            <text:p>2.Verify that survey can be created for Information Flow</text:p>
          </table:table-cell>
          <table:table-cell table:number-columns-repeated="1017"/>
        </table:table-row>
        <table:table-row table:style-name="ro47">
          <table:table-cell table:style-name="ce224" office:value-type="string">
            <text:p>SQ00042_CreateSurveyForPhasesOfEvents</text:p>
          </table:table-cell>
          <table:table-cell/>
          <table:table-cell office:value-type="string">
            <text:p>Survey for Phases of Ev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28"/>
          <table:table-cell table:style-name="ce224" office:value-type="string">
            <text:p>Verify that survey is launched</text:p>
            <text:p>Verify that survey can be created for Phases of events</text:p>
          </table:table-cell>
          <table:table-cell table:number-columns-repeated="1017"/>
        </table:table-row>
        <table:table-row table:style-name="ro47">
          <table:table-cell table:style-name="ce224" office:value-type="string">
            <text:p>SQ00043_CreateSurveyForPlanSegment</text:p>
          </table:table-cell>
          <table:table-cell/>
          <table:table-cell office:value-type="string">
            <text:p>Survey for Plan Segment</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28"/>
          <table:table-cell table:style-name="ce224" office:value-type="string">
            <text:p>1.Verify that survey is launched</text:p>
            <text:p>2.Verify that survey can be created for Plan Segment</text:p>
          </table:table-cell>
          <table:table-cell table:number-columns-repeated="1017"/>
        </table:table-row>
        <table:table-row table:style-name="ro121">
          <table:table-cell table:style-name="ce224" office:value-type="string">
            <text:p>SQ00044_CreateSurveyForTransmissionMedia</text:p>
          </table:table-cell>
          <table:table-cell/>
          <table:table-cell office:value-type="string">
            <text:p>Survey for Transmission Media</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28"/>
          <table:table-cell table:style-name="ce224" office:value-type="string">
            <text:p>1.Verify that survey is launched</text:p>
            <text:p>2.Verify that survey can be created for Transmission Media</text:p>
          </table:table-cell>
          <table:table-cell table:number-columns-repeated="1017"/>
        </table:table-row>
        <table:table-row table:style-name="ro126">
          <table:table-cell table:style-name="ce224" office:value-type="string">
            <text:p>SQ00045_CreateSurveyFromTask</text:p>
          </table:table-cell>
          <table:table-cell/>
          <table:table-cell office:value-type="string">
            <text:p>Survey from Task</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28"/>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24" office:value-type="string">
            <text:p>SQ00046_QuestionnaireForIssueRemediation</text:p>
          </table:table-cell>
          <table:table-cell/>
          <table:table-cell table:style-name="ce227" office:value-type="string">
            <text:p>Issue remediation </text:p>
          </table:table-cell>
          <table:table-cell table:style-name="ce229"/>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28"/>
          <table:table-cell table:style-name="ce224" office:value-type="string">
            <text:p>Verify that when clicked on check box of issue remediation the questionnaire should appears</text:p>
          </table:table-cell>
          <table:table-cell table:number-columns-repeated="1017"/>
        </table:table-row>
        <table:table-row table:style-name="ro48">
          <table:table-cell table:style-name="ce224" office:value-type="string">
            <text:p>SQ00047_EditQuestionnaireOfIssueRemediation</text:p>
          </table:table-cell>
          <table:table-cell/>
          <table:table-cell office:value-type="string">
            <text:p>Edit issue remediatio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28"/>
          <table:table-cell table:style-name="ce224" office:value-type="string">
            <text:p>Verify that Questionnaire can be edited.</text:p>
          </table:table-cell>
          <table:table-cell table:number-columns-repeated="1017"/>
        </table:table-row>
        <table:table-row table:style-name="ro81">
          <table:table-cell table:style-name="ce224" office:value-type="string">
            <text:p>SQ00048_ChangeTheSequenceOfQuestions</text:p>
          </table:table-cell>
          <table:table-cell/>
          <table:table-cell office:value-type="string">
            <text:p>Change Sequence of Question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28"/>
          <table:table-cell table:style-name="ce224" office:value-type="string">
            <text:p>Verify that the sequence of questions get changes</text:p>
          </table:table-cell>
          <table:table-cell table:number-columns-repeated="1017"/>
        </table:table-row>
        <table:table-row table:style-name="ro78">
          <table:table-cell table:style-name="ce224" office:value-type="string">
            <text:p>SQ00049_DeleteIssueRemediationQuestionnair</text:p>
          </table:table-cell>
          <table:table-cell/>
          <table:table-cell office:value-type="string">
            <text:p>Delete issue remediation questionnaire</text:p>
          </table:table-cell>
          <table:table-cell table:style-name="ce224"/>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28"/>
          <table:table-cell table:style-name="ce224"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24" office:value-type="string">
            <text:p>SQ00050_ViewSurveyFromPlanningSurvey</text:p>
          </table:table-cell>
          <table:table-cell/>
          <table:table-cell office:value-type="string">
            <text:p>Planning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28"/>
          <table:table-cell table:style-name="ce224"/>
          <table:table-cell table:number-columns-repeated="1017"/>
        </table:table-row>
        <table:table-row table:style-name="ro27">
          <table:table-cell table:style-name="ce224" office:value-type="string">
            <text:p>SQ00051_SurveyPreview</text:p>
          </table:table-cell>
          <table:table-cell/>
          <table:table-cell office:value-type="string">
            <text:p>Survey Preview</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28"/>
          <table:table-cell table:style-name="ce224" office:value-type="string">
            <text:p>Verify <text:s/>that Survey Preview <text:s/>Window opens.</text:p>
          </table:table-cell>
          <table:table-cell table:number-columns-repeated="1017"/>
        </table:table-row>
        <table:table-row table:style-name="ro78">
          <table:table-cell table:style-name="ce224" office:value-type="string">
            <text:p>SQ00052_SelectCheckBoxCanBeForwarded</text:p>
          </table:table-cell>
          <table:table-cell/>
          <table:table-cell office:value-type="string">
            <text:p>Can be Forwarded</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34"/><text:s text:c="43"/>12.Click on ''Planning Survey' link.</text:p>
          </table:table-cell>
          <table:table-cell table:style-name="ce228"/>
          <table:table-cell table:style-name="ce224" office:value-type="string">
            <text:p>Verify that Survey Forward button displayed on window. </text:p>
          </table:table-cell>
          <table:table-cell table:number-columns-repeated="1017"/>
        </table:table-row>
        <table:table-row table:style-name="ro1" table:number-rows-repeated="4">
          <table:table-cell table:style-name="ce224"/>
          <table:table-cell table:number-columns-repeated="5"/>
          <table:table-cell table:style-name="ce224"/>
          <table:table-cell table:number-columns-repeated="1017"/>
        </table:table-row>
        <table:table-row table:style-name="ro1">
          <table:table-cell table:number-columns-repeated="6"/>
          <table:table-cell table:style-name="ce224"/>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3:40: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3:40:14.76</dc:date>
    <meta:editing-cycles>3618</meta:editing-cycles>
    <meta:editing-duration>PT355H32M07S</meta:editing-duration>
    <meta:document-statistic meta:table-count="20" meta:cell-count="9563" meta:object-count="0"/>
  </office:meta>
</office:document-meta>
</file>